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222222" fo:letter-spacing="normal" fo:font-style="normal" fo:font-weight="bold"/>
    </style:style>
    <style:style style:name="T2" style:family="text">
      <style:text-properties fo:font-variant="normal" fo:text-transform="none" fo:color="#222222"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us avons pour consigne de réaliser une implémentation de l'API WebSpeech dans un contexte courant.</text:p>
      <text:p text:style-name="Standard"/>
      <text:p text:style-name="P1">Nous avons donc décidé de faire un "<text:span text:style-name="T1">CAPTCHA" </text:span><text:span text:style-name="T2">pour Completely Automated Public Turing test to Tell Computers and Humans Apart (c'est-à-dire test public de Turing complètement automatique afin de différencier les humains des ordinateurs)</text:span> vocal.</text:p>
      <text:p text:style-name="P1">Cela demandera par exemple pour s'identifier ou valider une action, le serveur va demander au client de faire une vérification oral afin de s'assurer que l'utilisateur est réel afin d'éviter des incidents de type attaque par denis de service etc ( et soulager le serveur de requete inutile qui porterai atteinte à l'intégrite de la base de donnée)</text:p>
      <text:p text:style-name="P1"/>
      <text:p text:style-name="P1">Le but sera le même qu'un captcha qui nous demande d'identfier une image ou recopier une séquence de chiffres et de lettres, lorsque l'évènement est déclenché, <text:s/>une phrase va alors s'affiché à l'écran et si l'utilisateur réussit l'exercice avec succès, sa demande peut alors être traité par le serv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9S</meta:editing-duration>
    <meta:editing-cycles>3</meta:editing-cycles>
    <meta:generator>OpenOffice/4.0.1$Win32 OpenOffice.org_project/401m5$Build-9714</meta:generator>
    <dc:date>2018-01-30T17:33:01.72</dc:date>
    <meta:document-statistic meta:table-count="0" meta:image-count="0" meta:object-count="0" meta:page-count="1" meta:paragraph-count="4" meta:word-count="157" meta:character-count="991"/>
    <dc:creator>Hassan Bangre</dc:creator>
    <meta:user-defined meta:name="Info 1"/>
    <meta:user-defined meta:name="Info 2"/>
    <meta:user-defined meta:name="Info 3"/>
    <meta:user-defined meta:name="Info 4"/>
  </office:meta>
</office:document-meta>
</file>